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ask 3:<text:s text:c="2"/>MULTITHREAD CHAT APPLICATION </text:span></text:p>
      <text:p text:style-name="P1"><text:span text:style-name="T1">1.ChatServer.java</text:span></text:p>
      <text:p text:style-name="P1"><text:span text:style-name="T2">import java.io.*;</text:span></text:p>
      <text:p text:style-name="P1"><text:span text:style-name="T2">import java.net.*;</text:span></text:p>
      <text:p text:style-name="P1"><text:span text:style-name="T2">import java.util.*;</text:span></text:p>
      <text:p text:style-name="P1"><text:span text:style-name="T2">import java.util.concurrent.*;</text:span></text:p>
      <text:p text:style-name="P1"><text:span text:style-name="T2"/></text:p>
      <text:p text:style-name="P1"><text:span text:style-name="T2">public class ChatServer {</text:span></text:p>
      <text:p text:style-name="P1"><text:span text:style-name="T2"><text:s text:c="4"/>private static final int PORT = 12345;</text:span></text:p>
      <text:p text:style-name="P1"><text:span text:style-name="T2"><text:s text:c="4"/>private static Set&lt;ClientHandler&gt; clientHandlers = ConcurrentHashMap.newKeySet();</text:span></text:p>
      <text:p text:style-name="P1"><text:span text:style-name="T2"/></text:p>
      <text:p text:style-name="P1"><text:span text:style-name="T2"><text:s text:c="4"/>public static void main(String[] args) {</text:span></text:p>
      <text:p text:style-name="P1"><text:span text:style-name="T2"><text:s text:c="8"/>System.out.println("Server started...");</text:span></text:p>
      <text:p text:style-name="P1"><text:span text:style-name="T2"/></text:p>
      <text:p text:style-name="P1"><text:span text:style-name="T2"><text:s text:c="8"/>try (ServerSocket serverSocket = new ServerSocket(PORT)) {</text:span></text:p>
      <text:p text:style-name="P1"><text:span text:style-name="T2"><text:s text:c="12"/>while (true) {</text:span></text:p>
      <text:p text:style-name="P1"><text:span text:style-name="T2"><text:s text:c="16"/>Socket clientSocket = serverSocket.accept();</text:span></text:p>
      <text:p text:style-name="P1"><text:span text:style-name="T2"><text:s text:c="16"/>ClientHandler handler = new ClientHandler(clientSocket, clientHandlers);</text:span></text:p>
      <text:p text:style-name="P1"><text:span text:style-name="T2"><text:s text:c="16"/>clientHandlers.add(handler);</text:span></text:p>
      <text:p text:style-name="P1"><text:span text:style-name="T2"><text:s text:c="16"/>new Thread(handler).start();</text:span></text:p>
      <text:p text:style-name="P1"><text:span text:style-name="T2"><text:s text:c="12"/>}</text:span></text:p>
      <text:p text:style-name="P1"><text:span text:style-name="T2"><text:s text:c="8"/>} catch (IOException e) {</text:span></text:p>
      <text:p text:style-name="P1"><text:span text:style-name="T2"><text:s text:c="12"/>System.out.println("Error in server: " + e.getMessage());</text:span></text:p>
      <text:p text:style-name="P1"><text:span text:style-name="T2"><text:s text:c="8"/>}</text:span></text:p>
      <text:p text:style-name="P1"><text:span text:style-name="T2"><text:s text:c="4"/>}</text:span></text:p>
      <text:p text:style-name="P1"><text:span text:style-name="T2">}</text:span></text:p>
      <text:p text:style-name="P1"><text:span text:style-name="T2"/></text:p>
      <text:p text:style-name="P1"><text:span text:style-name="T3">2.ClientHandler.java</text:span></text:p>
      <text:p text:style-name="P1"><text:span text:style-name="T3"/></text:p>
      <text:p text:style-name="P1"><text:span text:style-name="T4">import java.io.*;</text:span></text:p>
      <text:p text:style-name="P1"><text:span text:style-name="T4">import java.net.*;</text:span></text:p>
      <text:p text:style-name="P1"><text:span text:style-name="T4">import java.util.Set;</text:span></text:p>
      <text:p text:style-name="P1"><text:span text:style-name="T4"/></text:p>
      <text:p text:style-name="P1"><text:span text:style-name="T4">public class ClientHandler implements Runnable {</text:span></text:p>
      <text:p text:style-name="P1"><text:span text:style-name="T4"><text:s text:c="4"/>private Socket socket;</text:span></text:p>
      <text:p text:style-name="P1"><text:span text:style-name="T4"><text:s text:c="4"/>private BufferedReader in;</text:span></text:p>
      <text:p text:style-name="P1"><text:span text:style-name="T4"><text:s text:c="4"/>private PrintWriter out;</text:span></text:p>
      <text:p text:style-name="P1"><text:span text:style-name="T4"><text:s text:c="4"/>private Set&lt;ClientHandler&gt; clients;</text:span></text:p>
      <text:p text:style-name="P1"><text:span text:style-name="T4"><text:s text:c="4"/>private String clientName;</text:span></text:p>
      <text:p text:style-name="P1"><text:span text:style-name="T4"/></text:p>
      <text:p text:style-name="P1"><text:span text:style-name="T4"><text:s text:c="4"/>public ClientHandler(Socket socket, Set&lt;ClientHandler&gt; clients) {</text:span></text:p>
      <text:p text:style-name="P1"><text:span text:style-name="T4"><text:s text:c="8"/>this.socket = socket;</text:span></text:p>
      <text:p text:style-name="P1"><text:span text:style-name="T4"><text:s text:c="8"/>this.clients = clients;</text:span></text:p>
      <text:p text:style-name="P1"><text:span text:style-name="T4"/></text:p>
      <text:p text:style-name="P1"><text:span text:style-name="T4"><text:s text:c="8"/>try {</text:span></text:p>
      <text:p text:style-name="P1"><text:span text:style-name="T4"><text:s text:c="12"/>in = new BufferedReader(new InputStreamReader(socket.getInputStream()));</text:span></text:p>
      <text:p text:style-name="P1"><text:span text:style-name="T4"><text:s text:c="12"/>out = new PrintWriter(socket.getOutputStream(), true);</text:span></text:p>
      <text:p text:style-name="P1"><text:span text:style-name="T4"><text:s text:c="12"/>out.println("Enter your name:");</text:span></text:p>
      <text:p text:style-name="P1"><text:span text:style-name="T4"><text:s text:c="12"/>clientName = in.readLine();</text:span></text:p>
      <text:p text:style-name="P1"><text:span text:style-name="T4"><text:s text:c="12"/>broadcast("</text:span><text:span text:style-name="T5">📢</text:span><text:span text:style-name="T6"><text:s/>" + clientName + " has joined the chat.");</text:span></text:p>
      <text:p text:style-name="P1"><text:span text:style-name="T6"><text:s text:c="8"/>} catch (IOException e) {</text:span></text:p>
      <text:p text:style-name="P1"><text:span text:style-name="T6"><text:s text:c="12"/>System.out.println("Client handler error: " + e.getMessage())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/></text:p>
      <text:p text:style-name="P1"><text:span text:style-name="T6"><text:s text:c="4"/>@Override</text:span></text:p>
      <text:p text:style-name="P1"><text:span text:style-name="T6"><text:s text:c="4"/>public void run() {</text:span></text:p>
      <text:p text:style-name="P1"><text:span text:style-name="T6"><text:s text:c="8"/>String msg;</text:span></text:p>
      <text:p text:style-name="P1"><text:span text:style-name="T6"/></text:p>
      <text:p text:style-name="P1"><text:span text:style-name="T6"><text:s text:c="8"/>try {</text:span></text:p>
      <text:p text:style-name="P1"><text:span text:style-name="T6"><text:s text:c="12"/>while ((msg = in.readLine()) != null) {</text:span></text:p>
      <text:p text:style-name="P1"><text:span text:style-name="T6"><text:s text:c="16"/>if ("exit".equalsIgnoreCase(msg)) {</text:span></text:p>
      <text:p text:style-name="P1"><text:span text:style-name="T6"><text:s text:c="20"/>break;</text:span></text:p>
      <text:p text:style-name="P1"><text:span text:style-name="T6"><text:s text:c="16"/>}</text:span></text:p>
      <text:p text:style-name="P1"><text:span text:style-name="T6"><text:s text:c="16"/>broadcast(clientName + ": " + msg);</text:span></text:p>
      <text:p text:style-name="P1"><text:span text:style-name="T6"><text:s text:c="12"/>}</text:span></text:p>
      <text:p text:style-name="P1"><text:span text:style-name="T6"><text:s text:c="8"/>} catch (IOException e) {</text:span></text:p>
      <text:p text:style-name="P1"><text:span text:style-name="T6"><text:s text:c="12"/>System.out.println(clientName + " disconnected.");</text:span></text:p>
      <text:p text:style-name="P1"><text:span text:style-name="T6"><text:s text:c="8"/>} finally {</text:span></text:p>
      <text:p text:style-name="P1"><text:span text:style-name="T6"><text:s text:c="12"/>try {</text:span></text:p>
      <text:p text:style-name="P1"><text:span text:style-name="T6"><text:s text:c="16"/>socket.close();</text:span></text:p>
      <text:p text:style-name="P1"><text:span text:style-name="T6"><text:s text:c="12"/>} catch (IOException e) {</text:span></text:p>
      <text:p text:style-name="P1"><text:span text:style-name="T6"><text:s text:c="16"/>// Ignore</text:span></text:p>
      <text:p text:style-name="P1"><text:span text:style-name="T6"><text:s text:c="12"/>}</text:span></text:p>
      <text:p text:style-name="P1"><text:span text:style-name="T6"><text:s text:c="12"/>clients.remove(this);</text:span></text:p>
      <text:p text:style-name="P1"><text:span text:style-name="T6"><text:s text:c="12"/>broadcast("</text:span><text:span text:style-name="T7">👋</text:span><text:span text:style-name="T8"><text:s/>" + clientName + " left the chat.");</text:span></text:p>
      <text:p text:style-name="P1"><text:span text:style-name="T8"><text:s text:c="8"/>}</text:span></text:p>
      <text:p text:style-name="P1"><text:span text:style-name="T8"><text:s text:c="4"/>}</text:span></text:p>
      <text:p text:style-name="P1"><text:span text:style-name="T8"/></text:p>
      <text:p text:style-name="P1"><text:span text:style-name="T8"><text:s text:c="4"/>private void broadcast(String message) {</text:span></text:p>
      <text:p text:style-name="P1"><text:span text:style-name="T8"><text:s text:c="8"/>for (ClientHandler client : clients) {</text:span></text:p>
      <text:p text:style-name="P1"><text:span text:style-name="T8"><text:s text:c="12"/>if (client != this) {</text:span></text:p>
      <text:p text:style-name="P1"><text:span text:style-name="T8"><text:s text:c="16"/>client.out.println(message);</text:span></text:p>
      <text:p text:style-name="P1"><text:span text:style-name="T8"><text:s text:c="12"/>}</text:span></text:p>
      <text:p text:style-name="P1"><text:span text:style-name="T8"><text:s text:c="8"/>}</text:span></text:p>
      <text:p text:style-name="P1"><text:span text:style-name="T8"><text:s text:c="4"/>}</text:span></text:p>
      <text:p text:style-name="P1"><text:span text:style-name="T8">}</text:span><text:span text:style-name="T9"><text:s text:c="12"/></text:span></text:p>
      <text:p text:style-name="P1"><text:span text:style-name="T9"/></text:p>
      <text:p text:style-name="P1"><text:span text:style-name="T9">3. ChatClient.java</text:span></text:p>
      <text:p text:style-name="P1"><text:span text:style-name="T10">import java.io.*;</text:span></text:p>
      <text:p text:style-name="P1"><text:span text:style-name="T10">import java.net.*;</text:span></text:p>
      <text:p text:style-name="P1"><text:span text:style-name="T10"/></text:p>
      <text:p text:style-name="P1"><text:span text:style-name="T10">public class ChatClient {</text:span></text:p>
      <text:p text:style-name="P1"><text:span text:style-name="T10"><text:s text:c="4"/>private static final String SERVER = "localhost";</text:span></text:p>
      <text:p text:style-name="P1"><text:span text:style-name="T10"><text:s text:c="4"/>private static final int PORT = 12345;</text:span></text:p>
      <text:p text:style-name="P1"><text:span text:style-name="T10"/></text:p>
      <text:p text:style-name="P1"><text:span text:style-name="T10"><text:s text:c="4"/>public static void main(String[] args) {</text:span></text:p>
      <text:p text:style-name="P1"><text:span text:style-name="T10"><text:s text:c="8"/>try (</text:span></text:p>
      <text:p text:style-name="P1"><text:span text:style-name="T10"><text:s text:c="12"/>Socket socket = new Socket(SERVER, PORT);</text:span></text:p>
      <text:p text:style-name="P1"><text:span text:style-name="T10"><text:s text:c="12"/>BufferedReader input = new BufferedReader(new InputStreamReader(System.in));</text:span></text:p>
      <text:p text:style-name="P1"><text:span text:style-name="T10"><text:s text:c="12"/>BufferedReader in = new BufferedReader(new InputStreamReader(socket.getInputStream()));</text:span></text:p>
      <text:p text:style-name="P1"><text:span text:style-name="T10"><text:s text:c="12"/>PrintWriter out = new PrintWriter(socket.getOutputStream(), true)</text:span></text:p>
      <text:p text:style-name="P1"><text:span text:style-name="T10"><text:s text:c="8"/>) {</text:span></text:p>
      <text:p text:style-name="P1"><text:span text:style-name="T10"><text:s text:c="12"/>// Thread to read messages from server</text:span></text:p>
      <text:p text:style-name="P1"><text:span text:style-name="T10"><text:s text:c="12"/>Thread readerThread = new Thread(() -&gt; {</text:span></text:p>
      <text:p text:style-name="P1"><text:span text:style-name="T10"><text:s text:c="16"/>String serverMsg;</text:span></text:p>
      <text:p text:style-name="P1"><text:span text:style-name="T10"><text:s text:c="16"/>try {</text:span></text:p>
      <text:p text:style-name="P1"><text:span text:style-name="T10"><text:s text:c="20"/>while ((serverMsg = in.readLine()) != null) {</text:span></text:p>
      <text:p text:style-name="P1"><text:span text:style-name="T10"><text:s text:c="24"/>System.out.println(serverMsg);</text:span></text:p>
      <text:p text:style-name="P1"><text:span text:style-name="T10"><text:s text:c="20"/>}</text:span></text:p>
      <text:p text:style-name="P1"><text:span text:style-name="T10"><text:s text:c="16"/>} catch (IOException e) {</text:span></text:p>
      <text:p text:style-name="P1"><text:span text:style-name="T10"><text:s text:c="20"/>System.out.println("Disconnected from server.");</text:span></text:p>
      <text:p text:style-name="P1"><text:span text:style-name="T10"><text:s text:c="16"/>}</text:span></text:p>
      <text:p text:style-name="P1"><text:span text:style-name="T10"><text:s text:c="12"/>});</text:span></text:p>
      <text:p text:style-name="P1"><text:span text:style-name="T10"><text:s text:c="12"/>readerThread.start();</text:span></text:p>
      <text:p text:style-name="P1"><text:span text:style-name="T10"/></text:p>
      <text:p text:style-name="P1"><text:span text:style-name="T10"><text:s text:c="12"/>// Read messages from user input</text:span></text:p>
      <text:p text:style-name="P1"><text:span text:style-name="T10"><text:s text:c="12"/>String userMsg;</text:span></text:p>
      <text:p text:style-name="P1"><text:span text:style-name="T10"><text:s text:c="12"/>while ((userMsg = input.readLine()) != null) {</text:span></text:p>
      <text:p text:style-name="P1"><text:span text:style-name="T10"><text:s text:c="16"/>out.println(userMsg);</text:span></text:p>
      <text:p text:style-name="P1"><text:span text:style-name="T10"><text:s text:c="16"/>if ("exit".equalsIgnoreCase(userMsg)) break;</text:span></text:p>
      <text:p text:style-name="P1"><text:span text:style-name="T10"><text:s text:c="12"/>}</text:span></text:p>
      <text:p text:style-name="P1"><text:span text:style-name="T10"/></text:p>
      <text:p text:style-name="P1"><text:span text:style-name="T10"><text:s text:c="8"/>} catch (IOException e) {</text:span></text:p>
      <text:p text:style-name="P1"><text:span text:style-name="T10"><text:s text:c="12"/>System.out.println("Connection error: " + e.getMessage());</text:span></text:p>
      <text:p text:style-name="P1"><text:span text:style-name="T10"><text:s text:c="8"/>}</text:span></text:p>
      <text:p text:style-name="P1"><text:span text:style-name="T10"><text:s text:c="4"/>}</text:span></text:p>
      <text:p text:style-name="P1"><text:span text:style-name="T10">}</text:span></text:p>
      <text:p text:style-name="P1"><text:span text:style-name="T10"/></text:p>
      <text:p text:style-name="P1"><text:span text:style-name="T11">OUTPUT</text:span></text:p>
      <text:p text:style-name="P1"><text:span text:style-name="T11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1"/></text:p>
      <text:p text:style-name="P2"><text:span text:style-name="T11"/></text:p>
      <text:p text:style-name="P3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